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GUERRA ESPINOZA VICTOR ALEXANDER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IM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1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GUERRA ESPINOZA VICTOR ALEXANDER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ATO BB PEKIN:</text:p>
          </table:table-cell>
          <table:table-cell table:style-name="Tabla1.B2" office:value-type="string">
            <text:p text:style-name="P1">16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RECOJO ALMACEN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1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18:02:11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